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e931" officeooo:paragraph-rsid="0005e931" style:font-size-asian="15.75pt" style:font-size-complex="18pt"/>
    </style:style>
    <style:style style:name="T1" style:family="text">
      <style:text-properties officeooo:rsid="00071c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111111A<text:tab/><text:tab/>Pepe<text:tab/><text:tab/><text:tab/><text:tab/>García Martínez</text:p>
      <text:p text:style-name="P1">222222222B<text:tab/><text:tab/>Sofía<text:tab/><text:tab/><text:tab/>Gómez Pérez</text:p>
      <text:p text:style-name="P1">333333333C<text:tab/><text:tab/>Nekane<text:tab/><text:tab/><text:tab/>Fernández Ferrán</text:p>
      <text:p text:style-name="P1">444444444D<text:tab/><text:tab/>Juan<text:tab/><text:tab/><text:tab/><text:tab/>González González</text:p>
      <text:p text:style-name="P1">555555555E<text:tab/><text:tab/>Martín Pérez<text:tab/><text:tab/>María</text:p>
      <text:p text:style-name="P1">666666666F<text:tab/><text:tab/>Pérez Pérez<text:tab/><text:tab/>Julia</text:p>
      <text:p text:style-name="P1">777777777G<text:tab/><text:tab/>Estela<text:tab/><text:tab/><text:tab/>Gracia Gómez</text:p>
      <text:p text:style-name="P1">888888888H<text:tab/><text:tab/>Martínez Ferrán<text:tab/>Ram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5:49:08.241895544</meta:creation-date>
    <dc:date>2016-12-27T16:05:12.917618741</dc:date>
    <meta:editing-duration>PT16M4S</meta:editing-duration>
    <meta:editing-cycles>3</meta:editing-cycles>
    <meta:generator>LibreOffice/5.2.4.2.0$Linux_X86_64 LibreOffice_project/20m0$Build-2</meta:generator>
    <meta:document-statistic meta:table-count="0" meta:image-count="0" meta:object-count="0" meta:page-count="1" meta:paragraph-count="8" meta:word-count="32" meta:character-count="267" meta:non-whitespace-character-count="221"/>
  </office:meta>
</office:document-meta>
</file>